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Iiberation mono" svg:font-family="'Iiberation mono'"/>
    <style:font-face style:name="Menlo" svg:font-family="Menlo, Monaco, 'Courier New', monospace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723c4" officeooo:paragraph-rsid="001723c4"/>
    </style:style>
    <style:style style:name="P2" style:family="paragraph" style:parent-style-name="Standard">
      <style:paragraph-properties style:line-height-at-least="0.1362in"/>
      <style:text-properties fo:color="#d4d4d4" loext:opacity="100%" style:font-name="Liberation Mono" fo:font-size="10pt" fo:font-weight="normal" fo:background-color="transparent" style:font-size-asian="10pt" style:font-size-complex="10pt"/>
    </style:style>
    <style:style style:name="P3" style:family="paragraph" style:parent-style-name="Standard">
      <style:paragraph-properties style:line-height-at-least="0.1362in"/>
      <style:text-properties fo:color="#d4d4d4" loext:opacity="100%" style:font-name="Liberation Mono" fo:font-size="10pt" fo:font-weight="normal" officeooo:paragraph-rsid="001d9694" fo:background-color="transparent" style:font-size-asian="10pt" style:font-size-complex="10pt"/>
    </style:style>
    <style:style style:name="P4" style:family="paragraph" style:parent-style-name="Standard">
      <style:paragraph-properties style:line-height-at-least="0.1362in"/>
      <style:text-properties fo:color="#d4d4d4" loext:opacity="100%" style:font-name="Liberation Mono" fo:font-size="10pt" fo:font-weight="normal" officeooo:paragraph-rsid="0020c102" fo:background-color="transparent" style:font-size-asian="10pt" style:font-size-complex="10pt"/>
    </style:style>
    <style:style style:name="P5" style:family="paragraph" style:parent-style-name="Standard">
      <style:paragraph-properties style:line-height-at-least="0.1362in"/>
      <style:text-properties fo:color="#d4d4d4" loext:opacity="100%" style:font-name="Liberation Mono" fo:font-size="10pt" fo:font-weight="normal" officeooo:paragraph-rsid="002208b0" fo:background-color="transparent" style:font-size-asian="10pt" style:font-size-complex="10pt"/>
    </style:style>
    <style:style style:name="P6" style:family="paragraph" style:parent-style-name="Standard">
      <style:text-properties fo:color="#d4d4d4" loext:opacity="100%" style:font-name="Liberation Mono" fo:font-size="10pt" fo:font-weight="normal" officeooo:paragraph-rsid="001a4515" fo:background-color="transparent" style:font-size-asian="10pt" style:font-size-complex="10pt"/>
    </style:style>
    <style:style style:name="P7" style:family="paragraph" style:parent-style-name="Standard">
      <style:paragraph-properties style:line-height-at-least="0.1362in"/>
      <style:text-properties style:font-name="Liberation Mono" fo:font-size="10pt" fo:background-color="transparent" style:font-size-asian="10pt" style:font-size-complex="10pt"/>
    </style:style>
    <style:style style:name="P8" style:family="paragraph" style:parent-style-name="Standard">
      <style:paragraph-properties style:line-height-at-least="0.1362in"/>
      <style:text-properties fo:color="#9cdcfe" loext:opacity="100%" style:font-name="Liberation Mono" fo:font-size="10pt" fo:font-weight="normal" officeooo:paragraph-rsid="001d9694" fo:background-color="transparent" style:font-size-asian="10pt" style:font-size-complex="10pt"/>
    </style:style>
    <style:style style:name="P9" style:family="paragraph" style:parent-style-name="Standard">
      <style:paragraph-properties style:line-height-at-least="0.1362in"/>
      <style:text-properties fo:color="#c586c0" loext:opacity="100%" style:font-name="Liberation Mono" fo:font-size="10pt" fo:font-weight="normal" officeooo:paragraph-rsid="0020c102" fo:background-color="transparent" style:font-size-asian="10pt" style:font-size-complex="10pt"/>
    </style:style>
    <style:style style:name="P10" style:family="paragraph" style:parent-style-name="Standard">
      <style:paragraph-properties style:line-height-at-least="0.1362in"/>
      <style:text-properties fo:color="#6a9955" loext:opacity="100%" style:font-name="Liberation Mono" fo:font-size="10pt" fo:font-weight="normal" officeooo:paragraph-rsid="0020c102" fo:background-color="transparent" style:font-size-asian="10pt" style:font-size-complex="10pt"/>
    </style:style>
    <style:style style:name="P11" style:family="paragraph" style:parent-style-name="Standard">
      <style:paragraph-properties style:line-height-at-least="0.1362in"/>
      <style:text-properties fo:color="#6a9955" loext:opacity="100%" style:font-name="Liberation Mono" fo:font-size="10pt" fo:font-weight="normal" officeooo:paragraph-rsid="002208b0" fo:background-color="transparent" style:font-size-asian="10pt" style:font-size-complex="10pt"/>
    </style:style>
    <style:style style:name="P12" style:family="paragraph" style:parent-style-name="Standard">
      <style:paragraph-properties style:line-height-at-least="0.1362in"/>
      <style:text-properties fo:color="#569cd6" loext:opacity="100%" style:font-name="Liberation Mono" fo:font-size="10pt" fo:font-weight="normal" officeooo:paragraph-rsid="0020c102" fo:background-color="transparent" style:font-size-asian="10pt" style:font-size-complex="10pt"/>
    </style:style>
    <style:style style:name="P13" style:family="paragraph" style:parent-style-name="Standard">
      <style:paragraph-properties style:line-height-at-least="0.1362in"/>
      <style:text-properties fo:color="#ce9178" loext:opacity="100%" style:font-name="Liberation Mono" fo:font-size="10pt" fo:font-weight="normal" officeooo:paragraph-rsid="0020c102" fo:background-color="transparent" style:font-size-asian="10pt" style:font-size-complex="10pt"/>
    </style:style>
    <style:style style:name="P14" style:family="paragraph" style:parent-style-name="Standard">
      <style:paragraph-properties style:line-height-at-least="0.1362in"/>
      <style:text-properties fo:color="#ce9178" loext:opacity="100%" style:font-name="Liberation Mono" fo:font-size="10pt" fo:font-weight="normal" officeooo:paragraph-rsid="002208b0" fo:background-color="transparent" style:font-size-asian="10pt" style:font-size-complex="10pt"/>
    </style:style>
    <style:style style:name="P15" style:family="paragraph" style:parent-style-name="Text_20_body">
      <style:text-properties officeooo:paragraph-rsid="001a4515" fo:background-color="transparent"/>
    </style:style>
    <style:style style:name="T1" style:family="text">
      <style:text-properties fo:color="#dcdcaa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c586c0" loext:opacity="100%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d9694" fo:background-color="transparent" loext:char-shading-value="0"/>
    </style:style>
    <style:style style:name="T9" style:family="text">
      <style:text-properties fo:color="#4fc1ff" loext:opacity="100%"/>
    </style:style>
    <style:style style:name="T10" style:family="text">
      <style:text-properties fo:color="#d7ba7d" loext:opacity="100%"/>
    </style:style>
    <style:style style:name="T11" style:family="text">
      <style:text-properties fo:color="#b5cea8" loext:opacity="100%"/>
    </style:style>
    <style:style style:name="T12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/api/v1/Account/GetAccountSettings</text:h>
      <text:p text:style-name="P1">GET</text:p>
      <text:h text:style-name="Heading_20_2" text:outline-level="2">Javascript</text:h>
      <text:p text:style-name="P2"><text:span text:style-name="T6">import</text:span> <text:span text:style-name="T2">ApiClient</text:span> <text:span text:style-name="T6">from</text:span> <text:span text:style-name="T4">"../ApiClient"</text:span>;</text:p>
      <text:p text:style-name="P2"><text:span text:style-name="T6">import</text:span> <text:span text:style-name="T2">Settings</text:span> <text:span text:style-name="T6">from</text:span> <text:span text:style-name="T4">'../model/Settings'</text:span>;</text:p>
      <text:p text:style-name="P7"/>
      <text:p text:style-name="P2"><text:span text:style-name="T6">export</text:span> <text:span text:style-name="T6">default</text:span> <text:span text:style-name="T3">class</text:span> <text:span text:style-name="T5">AccountApi</text:span> {</text:p>
      <text:p text:style-name="P2"><text:span text:style-name="T3"><text:s text:c="2"/>constructor</text:span>(<text:span text:style-name="T2">apiClient</text:span>) {</text:p>
      <text:p text:style-name="P2"><text:span text:style-name="T3"><text:s text:c="4"/>this</text:span>.<text:span text:style-name="T2">apiClient</text:span> = <text:span text:style-name="T2">apiClient</text:span> || <text:span text:style-name="T5">ApiClient</text:span>.<text:span text:style-name="T2">instance</text:span>;</text:p>
      <text:p text:style-name="P2"><text:s text:c="2"/>}</text:p>
      <text:p text:style-name="P7"/>
      <text:p text:style-name="P2"><text:span text:style-name="T1"><text:s text:c="2"/>getAccountSettings</text:span>(<text:span text:style-name="T2">account</text:span>, <text:span text:style-name="T2">password</text:span>, <text:span text:style-name="T2">callback</text:span>) {</text:p>
      <text:p text:style-name="P2"><text:span text:style-name="T3"><text:s text:c="4"/>const</text:span> <text:span text:style-name="T9">postBody</text:span> = <text:span text:style-name="T3">null</text:span>;</text:p>
      <text:p text:style-name="P2"><text:span text:style-name="T3"><text:s text:c="4"/>const</text:span> <text:span text:style-name="T9">pathParams</text:span> = {};</text:p>
      <text:p text:style-name="P2"><text:span text:style-name="T3"><text:s text:c="4"/>const</text:span> <text:span text:style-name="T9">contentTypes</text:span> = [];</text:p>
      <text:p text:style-name="P2"><text:span text:style-name="T3"><text:s text:c="4"/>const</text:span> <text:span text:style-name="T9">accepts</text:span> = [<text:span text:style-name="T4">'text/plain'</text:span>, <text:span text:style-name="T4">'application/json'</text:span>, <text:span text:style-name="T4">'text/json'</text:span>];</text:p>
      <text:p text:style-name="P2"><text:span text:style-name="T3"><text:s text:c="4"/>const</text:span> <text:span text:style-name="T5">returnType</text:span> = <text:span text:style-name="T5">Settings</text:span>;</text:p>
      <text:p text:style-name="P2"><text:span text:style-name="T3"><text:s text:c="4"/>const</text:span> <text:span text:style-name="T9">headerParams</text:span> = {</text:p>
      <text:p text:style-name="P2"><text:span text:style-name="T4"><text:s text:c="6"/>'Account'</text:span><text:span text:style-name="T2">:</text:span> <text:span text:style-name="T2">account</text:span>,</text:p>
      <text:p text:style-name="P2"><text:span text:style-name="T4"><text:s text:c="6"/>'Password'</text:span><text:span text:style-name="T2">:</text:span> <text:span text:style-name="T2">password</text:span></text:p>
      <text:p text:style-name="P2"><text:s text:c="4"/>};</text:p>
      <text:p text:style-name="P7"/>
      <text:p text:style-name="P2"><text:span text:style-name="T6"><text:s text:c="4"/>return</text:span> <text:span text:style-name="T3">this</text:span>.<text:span text:style-name="T2">apiClient</text:span>.<text:span text:style-name="T1">callApi</text:span>(</text:p>
      <text:p text:style-name="P2"><text:span text:style-name="T4"><text:s text:c="6"/>'/api/v1/Account/GetAccountSettings'</text:span>,</text:p>
      <text:p text:style-name="P2"><text:span text:style-name="T4"><text:s text:c="6"/>'GET'</text:span>,</text:p>
      <text:p text:style-name="P3"><text:span text:style-name="T4"><text:s text:c="6"/></text:span><text:span text:style-name="T9">pathParams</text:span>,</text:p>
      <text:p text:style-name="P3"><text:span text:style-name="T4"><text:s text:c="6"/></text:span><text:span text:style-name="T9">headerParams</text:span>, </text:p>
      <text:p text:style-name="P3"><text:span text:style-name="T4"><text:s text:c="6"/></text:span><text:span text:style-name="T9">postBody</text:span>,</text:p>
      <text:p text:style-name="P3"><text:span text:style-name="T4"><text:s text:c="6"/></text:span><text:span text:style-name="T9">contentTypes</text:span>,</text:p>
      <text:p text:style-name="P3"><text:span text:style-name="T4"><text:s text:c="6"/></text:span><text:span text:style-name="T9">accepts</text:span>,</text:p>
      <text:p text:style-name="P3"><text:span text:style-name="T4"><text:s text:c="6"/></text:span><text:span text:style-name="T5">returnType</text:span>,</text:p>
      <text:p text:style-name="P8"><text:span text:style-name="T4"><text:s text:c="6"/></text:span>callback</text:p>
      <text:p text:style-name="P3"><text:span text:style-name="T4"><text:s text:c="4"/></text:span>);</text:p>
      <text:p text:style-name="P2"><text:s text:c="2"/>}</text:p>
      <text:p text:style-name="P2">}</text:p>
      <text:p text:style-name="P2"/>
      <text:p text:style-name="P2"/>
      <text:h text:style-name="Heading_20_2" text:outline-level="2"><text:span text:style-name="T7">.</text:span><text:span text:style-name="T8">NET</text:span></text:h>
      <text:p text:style-name="P6"><text:span text:style-name="T6">using</text:span> <text:span text:style-name="T5">System</text:span>;</text:p>
      <text:p text:style-name="P2"><text:span text:style-name="T6">using</text:span> <text:span text:style-name="T5">System</text:span>.<text:span text:style-name="T5">Collections</text:span>.<text:span text:style-name="T5">Generic</text:span>;</text:p>
      <text:p text:style-name="P2"><text:span text:style-name="T6">using</text:span> <text:span text:style-name="T5">System</text:span>.<text:span text:style-name="T5">Collections</text:span>.<text:span text:style-name="T5">ObjectModel</text:span>;</text:p>
      <text:p text:style-name="P2"><text:span text:style-name="T6">using</text:span> <text:span text:style-name="T5">System</text:span>.<text:span text:style-name="T5">Linq</text:span>;</text:p>
      <text:p text:style-name="P2"><text:span text:style-name="T6">using</text:span> <text:span text:style-name="T5">RestSharp</text:span>;</text:p>
      <text:p text:style-name="P2"><text:span text:style-name="T6">using</text:span> <text:span text:style-name="T5">IO</text:span>.<text:span text:style-name="T5">Swagger</text:span>.<text:span text:style-name="T5">Client</text:span>;</text:p>
      <text:p text:style-name="P2"><text:span text:style-name="T6">using</text:span> <text:span text:style-name="T5">IO</text:span>.<text:span text:style-name="T5">Swagger</text:span>.<text:span text:style-name="T5">Model</text:span>;</text:p>
      <text:p text:style-name="P7"/>
      <text:p text:style-name="P2"><text:span text:style-name="T3">namespace</text:span> <text:span text:style-name="T5">IO</text:span>.<text:span text:style-name="T5">Swagger</text:span>.<text:span text:style-name="T5">Api</text:span></text:p>
      <text:p text:style-name="P2">{</text:p>
      <text:p text:style-name="P2"><text:span text:style-name="T3"><text:s text:c="2"/>public</text:span> <text:span text:style-name="T3">interface</text:span> <text:span text:style-name="T5">IAccountApi</text:span> : <text:span text:style-name="T5">IApiAccessor</text:span></text:p>
      <text:p text:style-name="P2"><text:s text:c="2"/>{</text:p>
      <text:p text:style-name="P2"><text:span text:style-name="T5"><text:s text:c="4"/>Settings</text:span> <text:span text:style-name="T1">GetSettings</text:span>(<text:span text:style-name="T3">string</text:span> <text:span text:style-name="T2">account</text:span>, <text:span text:style-name="T3">string</text:span> <text:span text:style-name="T2">password</text:span>);</text:p>
      <text:p text:style-name="P2"><text:span text:style-name="T5"><text:s text:c="4"/>ApiResponse</text:span>&lt;<text:span text:style-name="T5">Settings</text:span>&gt; <text:span text:style-name="T1">GetSettingsWithHttpInfo</text:span>(<text:span text:style-name="T3">string</text:span> <text:span text:style-name="T2">account</text:span>, <text:span text:style-name="T3">string</text:span> <text:span text:style-name="T2">password</text:span>);</text:p>
      <text:p text:style-name="P2"><text:soft-page-break/><text:span text:style-name="T5"><text:s text:c="4"/>System</text:span>.<text:span text:style-name="T5">Threading</text:span>.<text:span text:style-name="T5">Tasks</text:span>.<text:span text:style-name="T5">Task</text:span>&lt;<text:span text:style-name="T5">Settings</text:span>&gt; <text:span text:style-name="T1">GetSettingsAsync</text:span>(<text:span text:style-name="T3">string</text:span> <text:span text:style-name="T2">account</text:span>, <text:span text:style-name="T3">string</text:span> <text:span text:style-name="T2">password</text:span>);</text:p>
      <text:p text:style-name="P2"><text:span text:style-name="T5"><text:s text:c="4"/>System</text:span>.<text:span text:style-name="T5">Threading</text:span>.<text:span text:style-name="T5">Tasks</text:span>.<text:span text:style-name="T5">Task</text:span>&lt;<text:span text:style-name="T5">ApiResponse</text:span>&lt;<text:span text:style-name="T5">Settings</text:span>&gt;&gt; <text:span text:style-name="T1">GetSettingsWithHttpInfoAsync</text:span>(<text:span text:style-name="T3">string</text:span> <text:span text:style-name="T2">account</text:span>, <text:span text:style-name="T3">string</text:span> <text:span text:style-name="T2">password</text:span>);</text:p>
      <text:p text:style-name="P2">}</text:p>
      <text:p text:style-name="P7"/>
      <text:p text:style-name="P2"><text:span text:style-name="T3"><text:s text:c="2"/>public</text:span> <text:span text:style-name="T3">partial</text:span> <text:span text:style-name="T3">class</text:span> <text:span text:style-name="T5">AccountApi</text:span> : <text:span text:style-name="T5">IAccountApi</text:span></text:p>
      <text:p text:style-name="P2"><text:s text:c="2"/>{</text:p>
      <text:p text:style-name="P2"><text:span text:style-name="T3"><text:s text:c="4"/>private</text:span> <text:span text:style-name="T5">IO</text:span>.<text:span text:style-name="T5">Swagger</text:span>.<text:span text:style-name="T5">Client</text:span>.<text:span text:style-name="T5">ExceptionFactory</text:span> <text:span text:style-name="T2">_exceptionFactory</text:span> = (<text:span text:style-name="T2">name</text:span>, <text:span text:style-name="T2">response</text:span>) =&gt; <text:span text:style-name="T3">null</text:span>;</text:p>
      <text:p text:style-name="P7"/>
      <text:p text:style-name="P2"><text:span text:style-name="T3"><text:s text:c="4"/>public</text:span> <text:span text:style-name="T1">AccountApi</text:span>(<text:span text:style-name="T5">String</text:span> <text:span text:style-name="T2">basePath</text:span>)</text:p>
      <text:p text:style-name="P2"><text:s text:c="4"/>{</text:p>
      <text:p text:style-name="P2"><text:span text:style-name="T3"><text:s text:c="6"/>this</text:span>.<text:span text:style-name="T2">Configuration</text:span> = <text:span text:style-name="T3">new</text:span> <text:span text:style-name="T5">IO</text:span>.<text:span text:style-name="T5">Swagger</text:span>.<text:span text:style-name="T5">Client</text:span>.<text:span text:style-name="T5">Configuration</text:span> { <text:span text:style-name="T2">BasePath</text:span> = <text:span text:style-name="T2">basePath</text:span> };</text:p>
      <text:p text:style-name="P2"><text:span text:style-name="T2"><text:s text:c="6"/>ExceptionFactory</text:span> = <text:span text:style-name="T2">IO</text:span>.<text:span text:style-name="T2">Swagger</text:span>.<text:span text:style-name="T2">Client</text:span>.<text:span text:style-name="T2">Configuration</text:span>.<text:span text:style-name="T2">DefaultExceptionFactory</text:span>;</text:p>
      <text:p text:style-name="P2"><text:s text:c="4"/>}</text:p>
      <text:p text:style-name="P7"/>
      <text:p text:style-name="P2"><text:span text:style-name="T3"><text:s text:c="4"/>public</text:span> <text:span text:style-name="T1">AccountApi</text:span>()</text:p>
      <text:p text:style-name="P2"><text:s text:c="4"/>{</text:p>
      <text:p text:style-name="P2"><text:span text:style-name="T3"><text:s text:c="6"/>this</text:span>.<text:span text:style-name="T2">Configuration</text:span> = <text:span text:style-name="T2">IO</text:span>.<text:span text:style-name="T2">Swagger</text:span>.<text:span text:style-name="T2">Client</text:span>.<text:span text:style-name="T2">Configuration</text:span>.<text:span text:style-name="T2">Default</text:span>;</text:p>
      <text:p text:style-name="P4"><text:span text:style-name="T3"><text:s text:c="6"/></text:span><text:span text:style-name="T2">ExceptionFactory</text:span> = <text:span text:style-name="T2">IO</text:span>.<text:span text:style-name="T2">Swagger</text:span>.<text:span text:style-name="T2">Client</text:span>.<text:span text:style-name="T2">Configuration</text:span>.<text:span text:style-name="T2">DefaultExceptionFactory</text:span>;</text:p>
      <text:p text:style-name="P4"><text:span text:style-name="T3"><text:s text:c="4"/></text:span>}</text:p>
      <text:p text:style-name="P7"/>
      <text:p text:style-name="P4"><text:span text:style-name="T3"><text:s text:c="4"/>public</text:span> <text:span text:style-name="T1">AccountApi</text:span>(<text:span text:style-name="T5">IO</text:span>.<text:span text:style-name="T5">Swagger</text:span>.<text:span text:style-name="T5">Client</text:span>.<text:span text:style-name="T5">Configuration</text:span> <text:span text:style-name="T2">configuration</text:span> = <text:span text:style-name="T3">null</text:span>)</text:p>
      <text:p text:style-name="P4"><text:span text:style-name="T3"><text:s text:c="4"/></text:span>{</text:p>
      <text:p text:style-name="P4"><text:span text:style-name="T3"><text:s text:c="6"/></text:span><text:span text:style-name="T6">if</text:span> (<text:span text:style-name="T2">configuration</text:span> == <text:span text:style-name="T3">null</text:span>)</text:p>
      <text:p text:style-name="P4"><text:span text:style-name="T3"><text:s text:c="8"/>this</text:span>.<text:span text:style-name="T2">Configuration</text:span> = <text:span text:style-name="T2">IO</text:span>.<text:span text:style-name="T2">Swagger</text:span>.<text:span text:style-name="T2">Client</text:span>.<text:span text:style-name="T2">Configuration</text:span>.<text:span text:style-name="T2">Default</text:span>;</text:p>
      <text:p text:style-name="P9"><text:span text:style-name="T3"><text:s text:c="6"/></text:span>else</text:p>
      <text:p text:style-name="P4"><text:span text:style-name="T3"><text:s text:c="8"/>this</text:span>.<text:span text:style-name="T2">Configuration</text:span> = <text:span text:style-name="T2">configuration</text:span>;</text:p>
      <text:p text:style-name="P7"/>
      <text:p text:style-name="P4"><text:span text:style-name="T3"><text:s text:c="6"/></text:span><text:span text:style-name="T2">ExceptionFactory</text:span> = <text:span text:style-name="T2">IO</text:span>.<text:span text:style-name="T2">Swagger</text:span>.<text:span text:style-name="T2">Client</text:span>.<text:span text:style-name="T2">Configuration</text:span>.<text:span text:style-name="T2">DefaultExceptionFactory</text:span>;</text:p>
      <text:p text:style-name="P4"><text:span text:style-name="T3"><text:s text:c="4"/></text:span>}</text:p>
      <text:p text:style-name="P7"/>
      <text:p text:style-name="P4"><text:span text:style-name="T3"><text:s text:c="4"/>public</text:span> <text:span text:style-name="T5">String</text:span> <text:span text:style-name="T1">GetBasePath</text:span>()</text:p>
      <text:p text:style-name="P4"><text:span text:style-name="T3"><text:s text:c="4"/></text:span>{</text:p>
      <text:p text:style-name="P4"><text:span text:style-name="T3"><text:s text:c="6"/></text:span><text:span text:style-name="T6">return</text:span> <text:span text:style-name="T3">this</text:span>.<text:span text:style-name="T2">Configuration</text:span>.<text:span text:style-name="T2">ApiClient</text:span>.<text:span text:style-name="T2">RestClient</text:span>.<text:span text:style-name="T2">BaseUrl</text:span>.<text:span text:style-name="T1">ToString</text:span>();</text:p>
      <text:p text:style-name="P4"><text:span text:style-name="T3"><text:s text:c="4"/></text:span>}</text:p>
      <text:p text:style-name="P7"/>
      <text:p text:style-name="P4"><text:span text:style-name="T3"><text:s text:c="4"/></text:span>[<text:span text:style-name="T5">Obsolete</text:span>(<text:span text:style-name="T4">"SetBasePath is deprecated, please do 'Configuration.ApiClient = new ApiClient(</text:span><text:span text:style-name="T10">\"</text:span><text:span text:style-name="T4">http://new-path</text:span><text:span text:style-name="T10">\"</text:span><text:span text:style-name="T4">)' instead."</text:span>)]</text:p>
      <text:p text:style-name="P4"><text:span text:style-name="T3"><text:s text:c="4"/>public</text:span> <text:span text:style-name="T3">void</text:span> <text:span text:style-name="T1">SetBasePath</text:span>(<text:span text:style-name="T5">String</text:span> <text:span text:style-name="T2">basePath</text:span>)</text:p>
      <text:p text:style-name="P4"><text:span text:style-name="T3"><text:s text:c="4"/></text:span>{</text:p>
      <text:p text:style-name="P10"><text:span text:style-name="T3"><text:s text:c="6"/></text:span>// do nothing</text:p>
      <text:p text:style-name="P4"><text:span text:style-name="T3"><text:s text:c="4"/></text:span>}</text:p>
      <text:p text:style-name="P7"/>
      <text:p text:style-name="P4"><text:span text:style-name="T3"><text:s text:c="4"/>public</text:span> <text:span text:style-name="T5">IO</text:span>.<text:span text:style-name="T5">Swagger</text:span>.<text:span text:style-name="T5">Client</text:span>.<text:span text:style-name="T5">Configuration</text:span> <text:span text:style-name="T2">Configuration</text:span> { <text:span text:style-name="T3">get</text:span>; <text:span text:style-name="T3">set</text:span>; }</text:p>
      <text:p text:style-name="P7"/>
      <text:p text:style-name="P4"><text:span text:style-name="T3"><text:s text:c="4"/>public</text:span> <text:span text:style-name="T5">IO</text:span>.<text:span text:style-name="T5">Swagger</text:span>.<text:span text:style-name="T5">Client</text:span>.<text:span text:style-name="T5">ExceptionFactory</text:span> <text:span text:style-name="T2">ExceptionFactory</text:span></text:p>
      <text:p text:style-name="P4"><text:span text:style-name="T3"><text:s text:c="4"/></text:span>{</text:p>
      <text:p text:style-name="P12"><text:s text:c="6"/>get</text:p>
      <text:p text:style-name="P4"><text:span text:style-name="T3"><text:s text:c="6"/></text:span>{</text:p>
      <text:p text:style-name="P4"><text:span text:style-name="T3"><text:s text:c="8"/></text:span><text:span text:style-name="T6">if</text:span> (<text:span text:style-name="T2">_exceptionFactory</text:span> != <text:span text:style-name="T3">null</text:span> &amp;&amp; <text:span text:style-name="T2">_exceptionFactory</text:span>.<text:span text:style-name="T1">GetInvocationList</text:span>().<text:span text:style-name="T2">Length</text:span> &gt; <text:span text:style-name="T11">1</text:span>)</text:p>
      <text:p text:style-name="P4"><text:span text:style-name="T3"><text:s text:c="8"/></text:span>{</text:p>
      <text:p text:style-name="P4"><text:span text:style-name="T3"><text:s text:c="10"/></text:span><text:span text:style-name="T6">throw</text:span> <text:span text:style-name="T3">new</text:span> <text:span text:style-name="T5">InvalidOperationException</text:span>(<text:span text:style-name="T4">"Multicast delegate for ExceptionFactory is unsupported."</text:span>);</text:p>
      <text:p text:style-name="P4"><text:span text:style-name="T3"><text:s text:c="8"/></text:span>}</text:p>
      <text:p text:style-name="P4"><text:span text:style-name="T3"><text:s text:c="8"/></text:span><text:span text:style-name="T6">return</text:span> <text:span text:style-name="T2">_exceptionFactory</text:span>;</text:p>
      <text:p text:style-name="P4"><text:soft-page-break/><text:span text:style-name="T3"><text:s text:c="6"/></text:span>}</text:p>
      <text:p text:style-name="P4"><text:span text:style-name="T3"><text:s text:c="6"/>set</text:span> { <text:span text:style-name="T2">_exceptionFactory</text:span> = <text:span text:style-name="T2">value</text:span>; }</text:p>
      <text:p text:style-name="P4"><text:span text:style-name="T3"><text:s text:c="4"/></text:span>}</text:p>
      <text:p text:style-name="P7"/>
      <text:p text:style-name="P4"><text:span text:style-name="T3"><text:s text:c="4"/></text:span>[<text:span text:style-name="T5">Obsolete</text:span>(<text:span text:style-name="T4">"DefaultHeader is deprecated, please use Configuration.DefaultHeader instead."</text:span>)]</text:p>
      <text:p text:style-name="P4"><text:span text:style-name="T3"><text:s text:c="4"/>public</text:span> <text:span text:style-name="T5">IDictionary</text:span>&lt;<text:span text:style-name="T5">String</text:span>, <text:span text:style-name="T5">String</text:span>&gt; <text:span text:style-name="T1">DefaultHeader</text:span>()</text:p>
      <text:p text:style-name="P4"><text:span text:style-name="T3"><text:s text:c="4"/></text:span>{</text:p>
      <text:p text:style-name="P4"><text:span text:style-name="T3"><text:s text:c="6"/></text:span><text:span text:style-name="T6">return</text:span> <text:span text:style-name="T3">new</text:span> <text:span text:style-name="T5">ReadOnlyDictionary</text:span>&lt;<text:span text:style-name="T3">string</text:span>, <text:span text:style-name="T3">string</text:span>&gt;(<text:span text:style-name="T3">this</text:span>.<text:span text:style-name="T2">Configuration</text:span>.<text:span text:style-name="T2">DefaultHeader</text:span>);</text:p>
      <text:p text:style-name="P4"><text:span text:style-name="T3"><text:s text:c="4"/></text:span>}</text:p>
      <text:p text:style-name="P7"/>
      <text:p text:style-name="P4"><text:span text:style-name="T3"><text:s text:c="4"/></text:span>[<text:span text:style-name="T5">Obsolete</text:span>(<text:span text:style-name="T4">"AddDefaultHeader is deprecated, please use Configuration.AddDefaultHeader instead."</text:span>)]</text:p>
      <text:p text:style-name="P4"><text:span text:style-name="T3"><text:s text:c="4"/>public</text:span> <text:span text:style-name="T3">void</text:span> <text:span text:style-name="T1">AddDefaultHeader</text:span>(<text:span text:style-name="T3">string</text:span> <text:span text:style-name="T2">key</text:span>, <text:span text:style-name="T3">string</text:span> <text:span text:style-name="T2">value</text:span>)</text:p>
      <text:p text:style-name="P4"><text:span text:style-name="T3"><text:s text:c="4"/></text:span>{</text:p>
      <text:p text:style-name="P4"><text:span text:style-name="T3"><text:s text:c="6"/>this</text:span>.<text:span text:style-name="T2">Configuration</text:span>.<text:span text:style-name="T1">AddDefaultHeader</text:span>(<text:span text:style-name="T2">key</text:span>, <text:span text:style-name="T2">value</text:span>);</text:p>
      <text:p text:style-name="P4"><text:span text:style-name="T3"><text:s text:c="4"/></text:span>}</text:p>
      <text:p text:style-name="P7"/>
      <text:p text:style-name="P4"><text:span text:style-name="T3"><text:s text:c="4"/>public</text:span> <text:span text:style-name="T5">Settings</text:span> <text:span text:style-name="T1">GetSettings</text:span>(<text:span text:style-name="T3">string</text:span> <text:span text:style-name="T2">account</text:span>, <text:span text:style-name="T3">string</text:span> <text:span text:style-name="T2">password</text:span>)</text:p>
      <text:p text:style-name="P4"><text:span text:style-name="T3"><text:s text:c="4"/></text:span>{</text:p>
      <text:p text:style-name="P4"><text:span text:style-name="T3"><text:s text:c="6"/></text:span><text:span text:style-name="T5">ApiResponse</text:span>&lt;<text:span text:style-name="T5">Settings</text:span>&gt; <text:span text:style-name="T2">localVarResponse</text:span> = <text:span text:style-name="T1">GetSettingsWithHttpInfo</text:span>(<text:span text:style-name="T2">account</text:span>, <text:span text:style-name="T2">password</text:span>);</text:p>
      <text:p text:style-name="P4"><text:span text:style-name="T3"><text:s text:c="6"/></text:span><text:span text:style-name="T6">return</text:span> <text:span text:style-name="T2">localVarResponse</text:span>.<text:span text:style-name="T2">Data</text:span>;</text:p>
      <text:p text:style-name="P4"><text:span text:style-name="T3"><text:s text:c="4"/></text:span>}</text:p>
      <text:p text:style-name="P7"/>
      <text:p text:style-name="P4"><text:span text:style-name="T3"><text:s text:c="4"/>public</text:span> <text:span text:style-name="T5">ApiResponse</text:span>&lt;<text:span text:style-name="T5">Settings</text:span>&gt; <text:span text:style-name="T1">GetSettingsWithHttpInfo</text:span>(<text:span text:style-name="T3">string</text:span> <text:span text:style-name="T2">account</text:span>, <text:span text:style-name="T3">string</text:span> <text:span text:style-name="T2">password</text:span>)</text:p>
      <text:p text:style-name="P4"><text:span text:style-name="T3"><text:s text:c="4"/></text:span>{</text:p>
      <text:p text:style-name="P10"><text:span text:style-name="T3"><text:s text:c="6"/></text:span>// verify the required parameter 'account' is set</text:p>
      <text:p text:style-name="P4"><text:span text:style-name="T3"><text:s text:c="6"/></text:span><text:span text:style-name="T6">if</text:span> (<text:span text:style-name="T2">account</text:span> == <text:span text:style-name="T3">null</text:span>)</text:p>
      <text:p text:style-name="P4"><text:span text:style-name="T3"><text:s text:c="8"/></text:span><text:span text:style-name="T6">throw</text:span> <text:span text:style-name="T3">new</text:span> <text:span text:style-name="T5">ApiException</text:span>(<text:span text:style-name="T11">400</text:span>, <text:span text:style-name="T4">"Missing required parameter 'account' when calling AccountApi-&gt;ApiV1AccountGetAccountSettingsGet"</text:span>);</text:p>
      <text:p text:style-name="P10"><text:span text:style-name="T3"><text:s text:c="6"/></text:span>// verify the required parameter 'password' is set</text:p>
      <text:p text:style-name="P4"><text:span text:style-name="T3"><text:s text:c="6"/></text:span><text:span text:style-name="T6">if</text:span> (<text:span text:style-name="T2">password</text:span> == <text:span text:style-name="T3">null</text:span>)</text:p>
      <text:p text:style-name="P4"><text:span text:style-name="T3"><text:s text:c="8"/></text:span><text:span text:style-name="T6">throw</text:span> <text:span text:style-name="T3">new</text:span> <text:span text:style-name="T5">ApiException</text:span>(<text:span text:style-name="T11">400</text:span>, <text:span text:style-name="T4">"Missing required parameter 'password' when calling AccountApi-&gt;ApiV1AccountGetAccountSettingsGet"</text:span>);</text:p>
      <text:p text:style-name="P7"/>
      <text:p text:style-name="P4"><text:span text:style-name="T3"><text:s text:c="6"/>var</text:span> <text:span text:style-name="T2">localVarPath</text:span> = <text:span text:style-name="T4">"/api/v1/Account/GetAccountSettings"</text:span>;</text:p>
      <text:p text:style-name="P4"><text:span text:style-name="T3"><text:s text:c="6"/>var</text:span> <text:span text:style-name="T2">localVarPathParams</text:span> = <text:span text:style-name="T3">new</text:span> <text:span text:style-name="T5">Dictionary</text:span>&lt;<text:span text:style-name="T5">String</text:span>, <text:span text:style-name="T5">String</text:span>&gt;();</text:p>
      <text:p text:style-name="P4"><text:span text:style-name="T3"><text:s text:c="6"/>var</text:span> <text:span text:style-name="T2">localVarQueryParams</text:span> = <text:span text:style-name="T3">new</text:span> <text:span text:style-name="T5">List</text:span>&lt;<text:span text:style-name="T5">KeyValuePair</text:span>&lt;<text:span text:style-name="T5">String</text:span>, <text:span text:style-name="T5">String</text:span>&gt;&gt;();</text:p>
      <text:p text:style-name="P4"><text:span text:style-name="T3"><text:s text:c="6"/>var</text:span> <text:span text:style-name="T2">localVarHeaderParams</text:span> = <text:span text:style-name="T3">new</text:span> <text:span text:style-name="T5">Dictionary</text:span>&lt;<text:span text:style-name="T5">String</text:span>, <text:span text:style-name="T5">String</text:span>&gt;(<text:span text:style-name="T3">this</text:span>.<text:span text:style-name="T2">Configuration</text:span>.<text:span text:style-name="T2">DefaultHeader</text:span>);</text:p>
      <text:p text:style-name="P4"><text:span text:style-name="T3"><text:s text:c="6"/>var</text:span> <text:span text:style-name="T2">localVarFormParams</text:span> = <text:span text:style-name="T3">new</text:span> <text:span text:style-name="T5">Dictionary</text:span>&lt;<text:span text:style-name="T5">String</text:span>, <text:span text:style-name="T5">String</text:span>&gt;();</text:p>
      <text:p text:style-name="P4"><text:span text:style-name="T3"><text:s text:c="6"/>var</text:span> <text:span text:style-name="T2">localVarFileParams</text:span> = <text:span text:style-name="T3">new</text:span> <text:span text:style-name="T5">Dictionary</text:span>&lt;<text:span text:style-name="T5">String</text:span>, <text:span text:style-name="T5">FileParameter</text:span>&gt;();</text:p>
      <text:p text:style-name="P4"><text:span text:style-name="T3"><text:s text:c="6"/></text:span><text:span text:style-name="T5">Object</text:span> <text:span text:style-name="T2">localVarPostBody</text:span> = <text:span text:style-name="T3">null</text:span>;</text:p>
      <text:p text:style-name="P4"><text:span text:style-name="T3"><text:s text:c="6"/></text:span><text:span text:style-name="T5">String</text:span>[] <text:span text:style-name="T2">localVarHttpContentTypes</text:span> = <text:span text:style-name="T3">new</text:span> <text:span text:style-name="T5">String</text:span>[] { };</text:p>
      <text:p text:style-name="P4"><text:span text:style-name="T3"><text:s text:c="6"/></text:span><text:span text:style-name="T5">String</text:span> <text:span text:style-name="T2">localVarHttpContentType</text:span> = <text:span text:style-name="T3">this</text:span>.<text:span text:style-name="T2">Configuration</text:span>.<text:span text:style-name="T2">ApiClient</text:span>.<text:span text:style-name="T1">SelectHeaderContentType</text:span>(<text:span text:style-name="T2">localVarHttpContentTypes</text:span>);</text:p>
      <text:p text:style-name="P4"><text:span text:style-name="T3"><text:s text:c="6"/></text:span><text:span text:style-name="T5">String</text:span>[] <text:span text:style-name="T2">localVarHttpHeaderAccepts</text:span> = <text:span text:style-name="T3">new</text:span> <text:span text:style-name="T5">String</text:span>[] {</text:p>
      <text:p text:style-name="P4"><text:span text:style-name="T3"><text:s text:c="12"/></text:span><text:span text:style-name="T4">"text/plain"</text:span>,</text:p>
      <text:p text:style-name="P4"><text:span text:style-name="T3"><text:s text:c="12"/></text:span><text:span text:style-name="T4">"application/json"</text:span>,</text:p>
      <text:p text:style-name="P13"><text:span text:style-name="T3"><text:s text:c="12"/></text:span>"text/json"</text:p>
      <text:p text:style-name="P4"><text:span text:style-name="T3"><text:s text:c="6"/></text:span>};</text:p>
      <text:p text:style-name="P4"><text:span text:style-name="T3"><text:s text:c="6"/></text:span><text:span text:style-name="T5">String</text:span> <text:span text:style-name="T2">localVarHttpHeaderAccept</text:span> = <text:span text:style-name="T3">this</text:span>.<text:span text:style-name="T2">Configuration</text:span>.<text:span text:style-name="T2">ApiClient</text:span>.<text:span text:style-name="T1">SelectHeaderAccept</text:span>(<text:span text:style-name="T2">localVarHttpHeaderAccepts</text:span>);</text:p>
      <text:p text:style-name="P4"><text:span text:style-name="T3"><text:s text:c="6"/></text:span><text:span text:style-name="T6">if</text:span> (<text:span text:style-name="T2">localVarHttpHeaderAccept</text:span> != <text:span text:style-name="T3">null</text:span>)</text:p>
      <text:p text:style-name="P4"><text:span text:style-name="T3"><text:s text:c="8"/></text:span><text:span text:style-name="T2">localVarHeaderParams</text:span>.<text:span text:style-name="T1">Add</text:span>(<text:span text:style-name="T4">"Accept"</text:span>, <text:span text:style-name="T2">localVarHttpHeaderAccept</text:span>);</text:p>
      <text:p text:style-name="P7"/>
      <text:p text:style-name="P4"><text:soft-page-break/><text:span text:style-name="T3"><text:s text:c="6"/></text:span><text:span text:style-name="T6">if</text:span> (<text:span text:style-name="T2">account</text:span> != <text:span text:style-name="T3">null</text:span>) <text:span text:style-name="T2">localVarHeaderParams</text:span>.<text:span text:style-name="T1">Add</text:span>(<text:span text:style-name="T4">"Account"</text:span>, <text:span text:style-name="T3">this</text:span>.<text:span text:style-name="T2">Configuration</text:span>.<text:span text:style-name="T2">ApiClient</text:span>.<text:span text:style-name="T1">ParameterToString</text:span>(<text:span text:style-name="T2">account</text:span>)); <text:span text:style-name="T12">// header parameter</text:span></text:p>
      <text:p text:style-name="P4"><text:span text:style-name="T3"><text:s text:c="6"/></text:span><text:span text:style-name="T6">if</text:span> (<text:span text:style-name="T2">password</text:span> != <text:span text:style-name="T3">null</text:span>) <text:span text:style-name="T2">localVarHeaderParams</text:span>.<text:span text:style-name="T1">Add</text:span>(<text:span text:style-name="T4">"Password"</text:span>, <text:span text:style-name="T3">this</text:span>.<text:span text:style-name="T2">Configuration</text:span>.<text:span text:style-name="T2">ApiClient</text:span>.<text:span text:style-name="T1">ParameterToString</text:span>(<text:span text:style-name="T2">password</text:span>)); <text:span text:style-name="T12">// header parameter</text:span></text:p>
      <text:p text:style-name="P7"/>
      <text:p text:style-name="P10"><text:span text:style-name="T3"><text:s text:c="6"/></text:span>// make the HTTP request</text:p>
      <text:p text:style-name="P4"><text:span text:style-name="T3"><text:s text:c="6"/></text:span><text:span text:style-name="T5">IRestResponse</text:span> <text:span text:style-name="T2">localVarResponse</text:span> = (<text:span text:style-name="T5">IRestResponse</text:span>)<text:span text:style-name="T3">this</text:span>.<text:span text:style-name="T2">Configuration</text:span>.<text:span text:style-name="T2">ApiClient</text:span>.<text:span text:style-name="T1">CallApi</text:span>(</text:p>
      <text:p text:style-name="P4"><text:span text:style-name="T3"><text:s text:c="8"/></text:span><text:span text:style-name="T2">localVarPath</text:span>,</text:p>
      <text:p text:style-name="P4"><text:span text:style-name="T3"><text:s text:c="8"/></text:span><text:span text:style-name="T2">Method</text:span>.<text:span text:style-name="T2">GET</text:span>,</text:p>
      <text:p text:style-name="P4"><text:span text:style-name="T3"><text:s text:c="8"/></text:span><text:span text:style-name="T2">localVarQueryParams</text:span>,</text:p>
      <text:p text:style-name="P4"><text:span text:style-name="T3"><text:s text:c="8"/></text:span><text:span text:style-name="T2">localVarPostBody</text:span>,</text:p>
      <text:p text:style-name="P4"><text:span text:style-name="T3"><text:s text:c="8"/></text:span><text:span text:style-name="T2">localVarHeaderParams</text:span>,</text:p>
      <text:p text:style-name="P4"><text:span text:style-name="T3"><text:s text:c="8"/></text:span><text:span text:style-name="T2">localVarFormParams</text:span>,</text:p>
      <text:p text:style-name="P4"><text:span text:style-name="T3"><text:s text:c="8"/></text:span><text:span text:style-name="T2">localVarFileParams</text:span>,</text:p>
      <text:p text:style-name="P4"><text:span text:style-name="T3"><text:s text:c="8"/></text:span><text:span text:style-name="T2">localVarPathParams</text:span>,</text:p>
      <text:p text:style-name="P4"><text:span text:style-name="T3"><text:s text:c="8"/></text:span><text:span text:style-name="T2">localVarHttpContentType</text:span>);</text:p>
      <text:p text:style-name="P7"/>
      <text:p text:style-name="P4"><text:span text:style-name="T3"><text:s text:c="6"/>int</text:span> <text:span text:style-name="T2">localVarStatusCode</text:span> = (<text:span text:style-name="T3">int</text:span>)<text:span text:style-name="T2">localVarResponse</text:span>.<text:span text:style-name="T2">StatusCode</text:span>;</text:p>
      <text:p text:style-name="P7"/>
      <text:p text:style-name="P4"><text:span text:style-name="T3"><text:s text:c="6"/></text:span><text:span text:style-name="T6">if</text:span> (<text:span text:style-name="T2">ExceptionFactory</text:span> != <text:span text:style-name="T3">null</text:span>)</text:p>
      <text:p text:style-name="P4"><text:span text:style-name="T3"><text:s text:c="6"/></text:span>{</text:p>
      <text:p text:style-name="P4"><text:span text:style-name="T3"><text:s text:c="8"/></text:span><text:span text:style-name="T5">Exception</text:span> <text:span text:style-name="T2">exception</text:span> = <text:span text:style-name="T1">ExceptionFactory</text:span>(<text:span text:style-name="T4">"ApiV1AccountGetAccountSettingsGet"</text:span>, <text:span text:style-name="T2">localVarResponse</text:span>);</text:p>
      <text:p text:style-name="P4"><text:span text:style-name="T3"><text:s text:c="8"/></text:span><text:span text:style-name="T6">if</text:span> (<text:span text:style-name="T2">exception</text:span> != <text:span text:style-name="T3">null</text:span>) <text:span text:style-name="T6">throw</text:span> <text:span text:style-name="T2">exception</text:span>;</text:p>
      <text:p text:style-name="P4"><text:span text:style-name="T3"><text:s text:c="6"/></text:span>}</text:p>
      <text:p text:style-name="P7"/>
      <text:p text:style-name="P5"><text:span text:style-name="T3"><text:s text:c="6"/></text:span><text:span text:style-name="T6">return</text:span> <text:span text:style-name="T3">new</text:span> <text:span text:style-name="T5">ApiResponse</text:span>&lt;<text:span text:style-name="T5">Settings</text:span>&gt;(</text:p>
      <text:p text:style-name="P5"><text:span text:style-name="T3"><text:s text:c="8"/></text:span><text:span text:style-name="T2">localVarStatusCode</text:span>,</text:p>
      <text:p text:style-name="P5"><text:span text:style-name="T3"><text:s text:c="8"/></text:span><text:span text:style-name="T2">localVarResponse</text:span>.<text:span text:style-name="T2">Headers</text:span>.<text:span text:style-name="T1">ToDictionary</text:span>(<text:span text:style-name="T2">x</text:span> =&gt; <text:span text:style-name="T2">x</text:span>.<text:span text:style-name="T2">Name</text:span>, <text:span text:style-name="T2">x</text:span> =&gt; <text:span text:style-name="T2">string</text:span>.<text:span text:style-name="T1">Join</text:span>(<text:span text:style-name="T4">","</text:span>, <text:span text:style-name="T2">x</text:span>.<text:span text:style-name="T2">Value</text:span>)),</text:p>
      <text:p text:style-name="P5"><text:span text:style-name="T3"><text:s text:c="8"/></text:span>(<text:span text:style-name="T5">Settings</text:span>)<text:span text:style-name="T3">this</text:span>.<text:span text:style-name="T2">Configuration</text:span>.<text:span text:style-name="T2">ApiClient</text:span>.<text:span text:style-name="T1">Deserialize</text:span>(<text:span text:style-name="T2">localVarResponse</text:span>, <text:span text:style-name="T3">typeof</text:span>(<text:span text:style-name="T5">Settings</text:span>)));</text:p>
      <text:p text:style-name="P5"><text:span text:style-name="T3"><text:s text:c="4"/></text:span>}</text:p>
      <text:p text:style-name="P7"/>
      <text:p text:style-name="P5"><text:span text:style-name="T3"><text:s text:c="4"/>public</text:span> <text:span text:style-name="T3">async</text:span> <text:span text:style-name="T5">System</text:span>.<text:span text:style-name="T5">Threading</text:span>.<text:span text:style-name="T5">Tasks</text:span>.<text:span text:style-name="T5">Task</text:span>&lt;<text:span text:style-name="T5">Settings</text:span>&gt; <text:span text:style-name="T1">GetSettingsAsync</text:span>(<text:span text:style-name="T3">string</text:span> <text:span text:style-name="T2">account</text:span>, <text:span text:style-name="T3">string</text:span> <text:span text:style-name="T2">password</text:span>)</text:p>
      <text:p text:style-name="P5"><text:span text:style-name="T3"><text:s text:c="4"/></text:span>{</text:p>
      <text:p text:style-name="P5"><text:span text:style-name="T3"><text:s text:c="6"/></text:span><text:span text:style-name="T5">ApiResponse</text:span>&lt;<text:span text:style-name="T5">Settings</text:span>&gt; <text:span text:style-name="T2">localVarResponse</text:span> = <text:span text:style-name="T3">await</text:span> <text:span text:style-name="T1">GetSettingsWithHttpInfoAsync</text:span>(<text:span text:style-name="T2">account</text:span>, <text:span text:style-name="T2">password</text:span>);</text:p>
      <text:p text:style-name="P5"><text:span text:style-name="T3"><text:s text:c="6"/></text:span><text:span text:style-name="T6">return</text:span> <text:span text:style-name="T2">localVarResponse</text:span>.<text:span text:style-name="T2">Data</text:span>;</text:p>
      <text:p text:style-name="P5"><text:span text:style-name="T3"><text:s text:c="4"/></text:span>}</text:p>
      <text:p text:style-name="P7"/>
      <text:p text:style-name="P5"><text:span text:style-name="T3"><text:s text:c="4"/>public</text:span> <text:span text:style-name="T3">async</text:span> <text:span text:style-name="T5">System</text:span>.<text:span text:style-name="T5">Threading</text:span>.<text:span text:style-name="T5">Tasks</text:span>.<text:span text:style-name="T5">Task</text:span>&lt;<text:span text:style-name="T5">ApiResponse</text:span>&lt;<text:span text:style-name="T5">Settings</text:span>&gt;&gt; <text:span text:style-name="T1">GetSettingsWithHttpInfoAsync</text:span>(<text:span text:style-name="T3">string</text:span> <text:span text:style-name="T2">account</text:span>, <text:span text:style-name="T3">string</text:span> <text:span text:style-name="T2">password</text:span>)</text:p>
      <text:p text:style-name="P5"><text:span text:style-name="T3"><text:s text:c="4"/></text:span>{</text:p>
      <text:p text:style-name="P11"><text:span text:style-name="T3"><text:s text:c="6"/></text:span>// verify the required parameter 'account' is set</text:p>
      <text:p text:style-name="P5"><text:span text:style-name="T3"><text:s text:c="6"/></text:span><text:span text:style-name="T6">if</text:span> (<text:span text:style-name="T2">account</text:span> == <text:span text:style-name="T3">null</text:span>)</text:p>
      <text:p text:style-name="P5"><text:span text:style-name="T3"><text:s text:c="8"/></text:span><text:span text:style-name="T6">throw</text:span> <text:span text:style-name="T3">new</text:span> <text:span text:style-name="T5">ApiException</text:span>(<text:span text:style-name="T11">400</text:span>, <text:span text:style-name="T4">"Missing required parameter 'account' when calling AccountApi-&gt;ApiV1AccountGetAccountSettingsGet"</text:span>);</text:p>
      <text:p text:style-name="P11"><text:span text:style-name="T3"><text:s text:c="6"/></text:span>// verify the required parameter 'password' is set</text:p>
      <text:p text:style-name="P5"><text:span text:style-name="T3"><text:s text:c="6"/></text:span><text:span text:style-name="T6">if</text:span> (<text:span text:style-name="T2">password</text:span> == <text:span text:style-name="T3">null</text:span>)</text:p>
      <text:p text:style-name="P5"><text:span text:style-name="T3"><text:s text:c="8"/></text:span><text:span text:style-name="T6">throw</text:span> <text:span text:style-name="T3">new</text:span> <text:span text:style-name="T5">ApiException</text:span>(<text:span text:style-name="T11">400</text:span>, <text:span text:style-name="T4">"Missing required parameter 'password' when calling AccountApi-&gt;ApiV1AccountGetAccountSettingsGet"</text:span>);</text:p>
      <text:p text:style-name="P7"/>
      <text:p text:style-name="P5"><text:span text:style-name="T3"><text:s text:c="6"/>var</text:span> <text:span text:style-name="T2">localVarPath</text:span> = <text:span text:style-name="T4">"/api/v1/Account/GetAccountSettings"</text:span>;</text:p>
      <text:p text:style-name="P5"><text:span text:style-name="T3"><text:s text:c="6"/>var</text:span> <text:span text:style-name="T2">localVarPathParams</text:span> = <text:span text:style-name="T3">new</text:span> <text:span text:style-name="T5">Dictionary</text:span>&lt;<text:span text:style-name="T5">String</text:span>, <text:span text:style-name="T5">String</text:span>&gt;();</text:p>
      <text:p text:style-name="P5"><text:span text:style-name="T3"><text:s text:c="6"/>var</text:span> <text:span text:style-name="T2">localVarQueryParams</text:span> = <text:span text:style-name="T3">new</text:span> <text:span text:style-name="T5">List</text:span>&lt;<text:span text:style-name="T5">KeyValuePair</text:span>&lt;<text:span text:style-name="T5">String</text:span>, <text:span text:style-name="T5">String</text:span>&gt;&gt;();</text:p>
      <text:p text:style-name="P5"><text:soft-page-break/><text:span text:style-name="T3"><text:s text:c="6"/>var</text:span> <text:span text:style-name="T2">localVarHeaderParams</text:span> = <text:span text:style-name="T3">new</text:span> <text:span text:style-name="T5">Dictionary</text:span>&lt;<text:span text:style-name="T5">String</text:span>, <text:span text:style-name="T5">String</text:span>&gt;(<text:span text:style-name="T3">this</text:span>.<text:span text:style-name="T2">Configuration</text:span>.<text:span text:style-name="T2">DefaultHeader</text:span>);</text:p>
      <text:p text:style-name="P5"><text:span text:style-name="T3"><text:s text:c="6"/>var</text:span> <text:span text:style-name="T2">localVarFormParams</text:span> = <text:span text:style-name="T3">new</text:span> <text:span text:style-name="T5">Dictionary</text:span>&lt;<text:span text:style-name="T5">String</text:span>, <text:span text:style-name="T5">String</text:span>&gt;();</text:p>
      <text:p text:style-name="P5"><text:span text:style-name="T3"><text:s text:c="6"/>var</text:span> <text:span text:style-name="T2">localVarFileParams</text:span> = <text:span text:style-name="T3">new</text:span> <text:span text:style-name="T5">Dictionary</text:span>&lt;<text:span text:style-name="T5">String</text:span>, <text:span text:style-name="T5">FileParameter</text:span>&gt;();</text:p>
      <text:p text:style-name="P5"><text:span text:style-name="T3"><text:s text:c="6"/></text:span><text:span text:style-name="T5">Object</text:span> <text:span text:style-name="T2">localVarPostBody</text:span> = <text:span text:style-name="T3">null</text:span>;</text:p>
      <text:p text:style-name="P7"/>
      <text:p text:style-name="P11"><text:span text:style-name="T3"><text:s text:c="6"/></text:span>// to determine the Content-Type header</text:p>
      <text:p text:style-name="P5"><text:span text:style-name="T3"><text:s text:c="6"/></text:span><text:span text:style-name="T5">String</text:span>[] <text:span text:style-name="T2">localVarHttpContentTypes</text:span> = <text:span text:style-name="T3">new</text:span> <text:span text:style-name="T5">String</text:span>[] {};</text:p>
      <text:p text:style-name="P5"><text:span text:style-name="T3"><text:s text:c="6"/></text:span><text:span text:style-name="T5">String</text:span> <text:span text:style-name="T2">localVarHttpContentType</text:span> = <text:span text:style-name="T3">this</text:span>.<text:span text:style-name="T2">Configuration</text:span>.<text:span text:style-name="T2">ApiClient</text:span>.<text:span text:style-name="T1">SelectHeaderContentType</text:span>(<text:span text:style-name="T2">localVarHttpContentTypes</text:span>);</text:p>
      <text:p text:style-name="P7"/>
      <text:p text:style-name="P11"><text:span text:style-name="T3"><text:s text:c="6"/></text:span>// to determine the Accept header</text:p>
      <text:p text:style-name="P5"><text:span text:style-name="T3"><text:s text:c="6"/></text:span><text:span text:style-name="T5">String</text:span>[] <text:span text:style-name="T2">localVarHttpHeaderAccepts</text:span> = <text:span text:style-name="T3">new</text:span> <text:span text:style-name="T5">String</text:span>[] {</text:p>
      <text:p text:style-name="P5"><text:span text:style-name="T3"><text:s text:c="8"/></text:span><text:span text:style-name="T4">"text/plain"</text:span>,</text:p>
      <text:p text:style-name="P5"><text:span text:style-name="T3"><text:s text:c="8"/></text:span><text:span text:style-name="T4">"application/json"</text:span>,</text:p>
      <text:p text:style-name="P14"><text:span text:style-name="T3"><text:s text:c="8"/></text:span>"text/json"</text:p>
      <text:p text:style-name="P5"><text:span text:style-name="T3"><text:s text:c="6"/></text:span>};</text:p>
      <text:p text:style-name="P5"><text:span text:style-name="T3"><text:s text:c="6"/></text:span><text:span text:style-name="T5">String</text:span> <text:span text:style-name="T2">localVarHttpHeaderAccept</text:span> = <text:span text:style-name="T3">this</text:span>.<text:span text:style-name="T2">Configuration</text:span>.<text:span text:style-name="T2">ApiClient</text:span>.<text:span text:style-name="T1">SelectHeaderAccept</text:span>(<text:span text:style-name="T2">localVarHttpHeaderAccepts</text:span>);</text:p>
      <text:p text:style-name="P5"><text:span text:style-name="T3"><text:s text:c="6"/></text:span><text:span text:style-name="T6">if</text:span> (<text:span text:style-name="T2">localVarHttpHeaderAccept</text:span> != <text:span text:style-name="T3">null</text:span>)</text:p>
      <text:p text:style-name="P5"><text:span text:style-name="T3"><text:s text:c="8"/></text:span><text:span text:style-name="T2">localVarHeaderParams</text:span>.<text:span text:style-name="T1">Add</text:span>(<text:span text:style-name="T4">"Accept"</text:span>, <text:span text:style-name="T2">localVarHttpHeaderAccept</text:span>);</text:p>
      <text:p text:style-name="P7"/>
      <text:p text:style-name="P5"><text:span text:style-name="T3"><text:s text:c="6"/></text:span><text:span text:style-name="T6">if</text:span> (<text:span text:style-name="T2">account</text:span> != <text:span text:style-name="T3">null</text:span>) <text:span text:style-name="T2">localVarHeaderParams</text:span>.<text:span text:style-name="T1">Add</text:span>(<text:span text:style-name="T4">"Account"</text:span>, <text:span text:style-name="T3">this</text:span>.<text:span text:style-name="T2">Configuration</text:span>.<text:span text:style-name="T2">ApiClient</text:span>.<text:span text:style-name="T1">ParameterToString</text:span>(<text:span text:style-name="T2">account</text:span>)); <text:span text:style-name="T12">// header parameter</text:span></text:p>
      <text:p text:style-name="P5"><text:span text:style-name="T3"><text:s text:c="6"/></text:span><text:span text:style-name="T6">if</text:span> (<text:span text:style-name="T2">password</text:span> != <text:span text:style-name="T3">null</text:span>) <text:span text:style-name="T2">localVarHeaderParams</text:span>.<text:span text:style-name="T1">Add</text:span>(<text:span text:style-name="T4">"Password"</text:span>, <text:span text:style-name="T3">this</text:span>.<text:span text:style-name="T2">Configuration</text:span>.<text:span text:style-name="T2">ApiClient</text:span>.<text:span text:style-name="T1">ParameterToString</text:span>(<text:span text:style-name="T2">password</text:span>)); <text:span text:style-name="T12">// header parameter</text:span></text:p>
      <text:p text:style-name="P7"/>
      <text:p text:style-name="P11"><text:span text:style-name="T3"><text:s text:c="6"/></text:span>// make the HTTP request</text:p>
      <text:p text:style-name="P5"><text:span text:style-name="T3"><text:s text:c="6"/></text:span><text:span text:style-name="T5">IRestResponse</text:span> <text:span text:style-name="T2">localVarResponse</text:span> = (<text:span text:style-name="T5">IRestResponse</text:span>)<text:span text:style-name="T3">await</text:span> <text:span text:style-name="T3">this</text:span>.<text:span text:style-name="T2">Configuration</text:span>.<text:span text:style-name="T2">ApiClient</text:span>.<text:span text:style-name="T1">CallApiAsync</text:span>(</text:p>
      <text:p text:style-name="P5"><text:span text:style-name="T3"><text:s text:c="8"/></text:span><text:span text:style-name="T2">localVarPath</text:span>,</text:p>
      <text:p text:style-name="P5"><text:span text:style-name="T3"><text:s text:c="8"/></text:span><text:span text:style-name="T2">Method</text:span>.<text:span text:style-name="T2">GET</text:span>,</text:p>
      <text:p text:style-name="P5"><text:span text:style-name="T3"><text:s text:c="8"/></text:span><text:span text:style-name="T2">localVarQueryParams</text:span>,</text:p>
      <text:p text:style-name="P5"><text:span text:style-name="T3"><text:s text:c="8"/></text:span><text:span text:style-name="T2">localVarPostBody</text:span>,</text:p>
      <text:p text:style-name="P5"><text:span text:style-name="T3"><text:s text:c="8"/></text:span><text:span text:style-name="T2">localVarHeaderParams,</text:span></text:p>
      <text:p text:style-name="P5"><text:span text:style-name="T3"><text:s text:c="8"/></text:span><text:span text:style-name="T2">localVarFormParams</text:span>,</text:p>
      <text:p text:style-name="P5"><text:span text:style-name="T3"><text:s text:c="8"/></text:span><text:span text:style-name="T2">localVarFileParams</text:span>,</text:p>
      <text:p text:style-name="P5"><text:span text:style-name="T3"><text:s text:c="8"/></text:span><text:span text:style-name="T2">localVarPathParams</text:span>,</text:p>
      <text:p text:style-name="P5"><text:span text:style-name="T3"><text:s text:c="8"/></text:span><text:span text:style-name="T2">localVarHttpContentType</text:span>);</text:p>
      <text:p text:style-name="P7"/>
      <text:p text:style-name="P5"><text:span text:style-name="T3"><text:s text:c="6"/>int</text:span> <text:span text:style-name="T2">localVarStatusCode</text:span> = (<text:span text:style-name="T3">int</text:span>)<text:span text:style-name="T2">localVarResponse</text:span>.<text:span text:style-name="T2">StatusCode</text:span>;</text:p>
      <text:p text:style-name="P7"/>
      <text:p text:style-name="P5"><text:span text:style-name="T3"><text:s text:c="6"/></text:span><text:span text:style-name="T6">if</text:span> (<text:span text:style-name="T2">ExceptionFactory</text:span> != <text:span text:style-name="T3">null</text:span>)</text:p>
      <text:p text:style-name="P5"><text:span text:style-name="T3"><text:s text:c="6"/></text:span>{</text:p>
      <text:p text:style-name="P5"><text:span text:style-name="T3"><text:s text:c="8"/></text:span><text:span text:style-name="T5">Exception</text:span> <text:span text:style-name="T2">exception</text:span> = <text:span text:style-name="T1">ExceptionFactory</text:span>(<text:span text:style-name="T4">"ApiV1AccountGetAccountSettingsGet"</text:span>, <text:span text:style-name="T2">localVarResponse</text:span>);</text:p>
      <text:p text:style-name="P5"><text:span text:style-name="T3"><text:s text:c="8"/></text:span><text:span text:style-name="T6">if</text:span> (<text:span text:style-name="T2">exception</text:span> != <text:span text:style-name="T3">null</text:span>) <text:span text:style-name="T6">throw</text:span> <text:span text:style-name="T2">exception</text:span>;</text:p>
      <text:p text:style-name="P5"><text:span text:style-name="T3"><text:s text:c="6"/></text:span>}</text:p>
      <text:p text:style-name="P7"/>
      <text:p text:style-name="P5"><text:span text:style-name="T3"><text:s text:c="6"/></text:span><text:span text:style-name="T6">return</text:span> <text:span text:style-name="T3">new</text:span> <text:span text:style-name="T5">ApiResponse</text:span>&lt;<text:span text:style-name="T5">Settings</text:span>&gt;(<text:span text:style-name="T2">localVarStatusCode</text:span>,</text:p>
      <text:p text:style-name="P2"><text:span text:style-name="T2">localVarResponse</text:span>.<text:span text:style-name="T2">Headers</text:span>.<text:span text:style-name="T1">ToDictionary</text:span>(<text:span text:style-name="T2">x</text:span> =&gt; <text:span text:style-name="T2">x</text:span>.<text:span text:style-name="T2">Name</text:span>, <text:span text:style-name="T2">x</text:span> =&gt; <text:span text:style-name="T2">string</text:span>.<text:span text:style-name="T1">Join</text:span>(<text:span text:style-name="T4">","</text:span>, <text:span text:style-name="T2">x</text:span>.<text:span text:style-name="T2">Value</text:span>)),</text:p>
      <text:p text:style-name="P5"><text:span text:style-name="T3"><text:s text:c="6"/></text:span>(<text:span text:style-name="T5">Settings</text:span>)<text:span text:style-name="T3">this</text:span>.<text:span text:style-name="T2">Configuration</text:span>.<text:span text:style-name="T2">ApiClient</text:span>.<text:span text:style-name="T1">Deserialize</text:span>(<text:span text:style-name="T2">localVarResponse</text:span>, <text:span text:style-name="T3">typeof</text:span>(<text:span text:style-name="T5">Settings</text:span>)));</text:p>
      <text:p text:style-name="P5"><text:span text:style-name="T3"><text:s text:c="4"/></text:span>}</text:p>
      <text:p text:style-name="P2"><text:s text:c="2"/>}</text:p>
      <text:p text:style-name="P2">}</text:p>
      <text:p text:style-name="P2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Iiberation mono" svg:font-family="'Iiberation mono'"/>
    <style:font-face style:name="Menlo" svg:font-family="Menlo, Monaco, 'Courier New', monospace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26T21:34:41.972735565</meta:creation-date>
    <dc:date>2021-05-31T21:58:11.864175390</dc:date>
    <meta:editing-duration>PT7M23S</meta:editing-duration>
    <meta:editing-cycles>2</meta:editing-cycles>
    <meta:generator>LibreOffice/7.1.3.2$MacOSX_X86_64 LibreOffice_project/47f78053abe362b9384784d31a6e56f8511eb1c1</meta:generator>
    <meta:document-statistic meta:table-count="0" meta:image-count="0" meta:object-count="0" meta:page-count="5" meta:paragraph-count="213" meta:word-count="710" meta:character-count="9418" meta:non-whitespace-character-count="7806"/>
  </office:meta>
</office:document-meta>
</file>